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b8" officeooo:paragraph-rsid="000ff9b8"/>
    </style:style>
    <style:style style:name="P2" style:family="paragraph" style:parent-style-name="Standard">
      <style:text-properties officeooo:rsid="002a0208" officeooo:paragraph-rsid="002a0208"/>
    </style:style>
    <style:style style:name="P3" style:family="paragraph" style:parent-style-name="Standard">
      <style:text-properties officeooo:rsid="002bdbb4" officeooo:paragraph-rsid="002bdbb4"/>
    </style:style>
    <style:style style:name="P4" style:family="paragraph" style:parent-style-name="Standard">
      <style:text-properties officeooo:rsid="002a0208" officeooo:paragraph-rsid="002a0208"/>
    </style:style>
    <style:style style:name="P5" style:family="paragraph" style:parent-style-name="Standard">
      <style:text-properties fo:color="#ce181e" officeooo:rsid="002a0208" officeooo:paragraph-rsid="002a0208"/>
    </style:style>
    <style:style style:name="P6" style:family="paragraph" style:parent-style-name="Standard">
      <style:text-properties fo:color="#ce181e" officeooo:rsid="002bdbb4" officeooo:paragraph-rsid="002bdbb4"/>
    </style:style>
    <style:style style:name="P7" style:family="paragraph" style:parent-style-name="Standard">
      <style:text-properties officeooo:rsid="002bdbb4" officeooo:paragraph-rsid="002bdbb4"/>
    </style:style>
    <style:style style:name="T1" style:family="text">
      <style:text-properties officeooo:rsid="002a02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<text:span text:style-name="T1">INICIALES</text:span> PL/SQL</text:p>
      <text:p text:style-name="P1"/>
      <text:p text:style-name="P1">1.- Codificar un bloque anónimo que visualice <text:span text:style-name="T1">las tablas de multiplicar del 1 al número leído por teclado.</text:span></text:p>
      <text:p text:style-name="P2">Por ejemplo:</text:p>
      <text:p text:style-name="P2">DameNumero: 4</text:p>
      <text:p text:style-name="P2">TABLA DEL 1</text:p>
      <text:p text:style-name="P2">1X1=1</text:p>
      <text:p text:style-name="P2">….</text:p>
      <text:p text:style-name="P2">1X10=10</text:p>
      <text:p text:style-name="P2">TABLA DEL 2</text:p>
      <text:p text:style-name="P2">2X1=1</text:p>
      <text:p text:style-name="P2">….</text:p>
      <text:p text:style-name="P2">2X10=10</text:p>
      <text:p text:style-name="P2">TABLA DEL 3</text:p>
      <text:p text:style-name="P2">3X1=1</text:p>
      <text:p text:style-name="P2">….</text:p>
      <text:p text:style-name="P2">3X10=10</text:p>
      <text:p text:style-name="P2">TABLA DEL 4</text:p>
      <text:p text:style-name="P2">4X1=1</text:p>
      <text:p text:style-name="P2">….</text:p>
      <text:p text:style-name="P2">4X10=10</text:p>
      <text:p text:style-name="P2"/>
      <text:p text:style-name="P2">2.- Visualizar la serie de <text:s/>números empezando por 1 hasta el <text:s/>número leído por teclado y visualizar su media.</text:p>
      <text:p text:style-name="P2">Por ejemplo:</text:p>
      <text:p text:style-name="P2">DameNumero: 4</text:p>
      <text:p text:style-name="P2">1 2 3 4 </text:p>
      <text:p text:style-name="P2">La media es 2,5</text:p>
      <text:p text:style-name="P2"/>
      <text:p text:style-name="P2">3.- Visualizar la serie de <text:s/>números pares empezando por 2 hasta el <text:s/>número leído por teclado y visualizar su media.</text:p>
      <text:p text:style-name="P2">Por ejemplo:</text:p>
      <text:p text:style-name="P2">DameNumero: 9</text:p>
      <text:p text:style-name="P2">2 4 6 8</text:p>
      <text:p text:style-name="P2">La media es 5</text:p>
      <text:p text:style-name="P5">SET SERVEROUTPUT ON</text:p>
      <text:p text:style-name="P5">declare</text:p>
      <text:p text:style-name="P5">NUM int:=&amp;Damenumero;</text:p>
      <text:p text:style-name="P5">SUMA int:=0;</text:p>
      <text:p text:style-name="P5">CONT int:=0;</text:p>
      <text:p text:style-name="P5">MEDIA number(5,2);</text:p>
      <text:p text:style-name="P5">I INT:=2;</text:p>
      <text:p text:style-name="P5">BEGIN</text:p>
      <text:p text:style-name="P5">WHILE (I&lt;=NUM) LOOP</text:p>
      <text:p text:style-name="P5"><text:s text:c="2"/>dbms_output.put(I||' ');</text:p>
      <text:p text:style-name="P5"><text:s text:c="2"/>SUMA:=SUMA+I;</text:p>
      <text:p text:style-name="P5"><text:s text:c="2"/>CONT:=CONT+1;</text:p>
      <text:p text:style-name="P5">END LOOP;</text:p>
      <text:p text:style-name="P5">MEDIA:=SUMA/CONT;</text:p>
      <text:p text:style-name="P5">dbms_output.put_line('LA MEDIA DE LOS '||CONT||' NUMEROS PARES ES '||MEDIA);</text:p>
      <text:p text:style-name="P5">END;</text:p>
      <text:p text:style-name="P2"><text:soft-page-break/></text:p>
      <text:p text:style-name="P2">4.- Visualizar la serie de <text:s/>números impares empezando por 1 hasta el <text:s/>número leído por teclado y visualizar su media.</text:p>
      <text:p text:style-name="P2">Por ejemplo:</text:p>
      <text:p text:style-name="P2">DameNumero: 10</text:p>
      <text:p text:style-name="P2">1 3 5 7 9</text:p>
      <text:p text:style-name="P2">La media es 5</text:p>
      <text:p text:style-name="P2"/>
      <text:p text:style-name="P3">5.- 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###</text:p>
      <text:p text:style-name="P3">####</text:p>
      <text:p text:style-name="P3">####</text:p>
      <text:p text:style-name="P3">####</text:p>
      <text:p text:style-name="P3">6.- <text:s/>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###</text:p>
      <text:p text:style-name="P3">###</text:p>
      <text:p text:style-name="P3">##</text:p>
      <text:p text:style-name="P3">#</text:p>
      <text:p text:style-name="P3"/>
      <text:p text:style-name="P6">SET SERVEROUTPUT ON</text:p>
      <text:p text:style-name="P6">DECLARE</text:p>
      <text:p text:style-name="P6">CAR CHAR:='&amp;DAME_CARACTER';</text:p>
      <text:p text:style-name="P6">NUM INT:=&amp;DAME_NUMERO;</text:p>
      <text:p text:style-name="P6"/>
      <text:p text:style-name="P6">BEGIN</text:p>
      <text:p text:style-name="P6"/>
      <text:p text:style-name="P6">FOR <text:s/>I IN <text:s/>1..NUM LOOP</text:p>
      <text:p text:style-name="P6"><text:s text:c="3"/>FOR J IN <text:s/>1..NUM-I+1 LOOP</text:p>
      <text:p text:style-name="P6"><text:s text:c="4"/>DBMS_OUTPUT.PUT(CAR);</text:p>
      <text:p text:style-name="P6"><text:s text:c="2"/>END LOOP;</text:p>
      <text:p text:style-name="P6"><text:s text:c="2"/>DBMS_OUTPUT.PUT_LINE(' ');</text:p>
      <text:p text:style-name="P6">END LOOP;</text:p>
      <text:p text:style-name="P6">END;</text:p>
      <text:p text:style-name="P6"/>
      <text:p text:style-name="P3">7.- Se leerá un número y un carácter:</text:p>
      <text:p text:style-name="P3">DameNumero: 4</text:p>
      <text:p text:style-name="P3">DameCarácter: #</text:p>
      <text:p text:style-name="P3">Y se visualizará la siguiente figura:</text:p>
      <text:p text:style-name="P3">#</text:p>
      <text:p text:style-name="P3">##</text:p>
      <text:p text:style-name="P3">###</text:p>
      <text:p text:style-name="P3">####</text:p>
      <text:p text:style-name="P3"/>
      <text:p text:style-name="P3">8.- Se leerá un número:</text:p>
      <text:p text:style-name="P3">DameNumero: 6</text:p>
      <text:p text:style-name="P3">Y se visualizará la siguiente figura:</text:p>
      <text:p text:style-name="P3"><text:soft-page-break/>1</text:p>
      <text:p text:style-name="P3">21</text:p>
      <text:p text:style-name="P3">123</text:p>
      <text:p text:style-name="P3">4321</text:p>
      <text:p text:style-name="P3">12345</text:p>
      <text:p text:style-name="P3">654321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1:50:19.873914271</meta:creation-date>
    <dc:date>2019-03-15T10:22:43.603704851</dc:date>
    <meta:editing-duration>PT3H23M3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96" meta:word-count="292" meta:character-count="1668" meta:non-whitespace-character-count="1444"/>
  </office:meta>
</office:document-meta>
</file>